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6.40</text:p>
          </table:table-cell>
          <table:table-cell table:style-name="ce7" office:value-type="string" calcext:value-type="string" table:number-columns-spanned="4" table:number-rows-spanned="4">
            <text:p>Os efeitos de quatro tratamentos no ganho de peso (g) </text:p>
            <text:p>de alevinos de carpas foram comparados em um DIC.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5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.9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.6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6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8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8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9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9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9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0:49:10.9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9:06:05.830000000</meta:creation-date>
    <dc:date>2024-12-26T20:50:37.785000000</dc:date>
    <meta:editing-duration>PT7M17S</meta:editing-duration>
    <meta:editing-cycles>3</meta:editing-cycles>
    <meta:generator>LibreOffice/7.5.5.2$Windows_X86_64 LibreOffice_project/ca8fe7424262805f223b9a2334bc7181abbcbf5e</meta:generator>
    <meta:document-statistic meta:table-count="1" meta:cell-count="52" meta:object-count="0"/>
  </office:meta>
</office:document-meta>
</file>